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BF00000088F9242CFA.png" manifest:media-type="image/png"/>
  <manifest:file-entry manifest:full-path="Pictures/10000000000005AD0000006285EE61F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ebf0" officeooo:paragraph-rsid="0003ebf0"/>
    </style:style>
    <style:style style:name="P2" style:family="paragraph" style:parent-style-name="Standard">
      <style:text-properties fo:font-weight="bold" officeooo:rsid="0003ebf0" officeooo:paragraph-rsid="0003ebf0" style:font-weight-asian="bold" style:font-weight-complex="bold"/>
    </style:style>
    <style:style style:name="P3" style:family="paragraph" style:parent-style-name="Standard">
      <style:paragraph-properties fo:text-align="end" style:justify-single-word="false"/>
      <style:text-properties fo:font-size="18pt" fo:font-style="italic" fo:font-weight="bold" officeooo:rsid="0003ebf0" officeooo:paragraph-rsid="0003ebf0" style:font-size-asian="18pt" style:font-style-asian="italic" style:font-weight-asian="bold" style:font-size-complex="18pt" style:font-style-complex="italic" style:font-weight-complex="bold"/>
    </style:style>
    <style:style style:name="P4" style:family="paragraph" style:parent-style-name="Standard">
      <style:text-properties officeooo:rsid="0003ebf0" officeooo:paragraph-rsid="0003ebf0"/>
    </style:style>
    <style:style style:name="P5" style:family="paragraph" style:parent-style-name="Standard">
      <style:text-properties fo:font-weight="bold" officeooo:rsid="0003ebf0" officeooo:paragraph-rsid="0003ebf0" style:font-weight-asian="bold" style:font-weight-complex="bold"/>
    </style:style>
    <style:style style:name="P6" style:family="paragraph" style:parent-style-name="Standard">
      <style:text-properties fo:font-weight="bold" officeooo:rsid="00060f7f" officeooo:paragraph-rsid="00060f7f" style:font-weight-asian="bold" style:font-weight-complex="bold"/>
    </style:style>
    <style:style style:name="P7" style:family="paragraph" style:parent-style-name="Standard">
      <style:text-properties officeooo:rsid="00060f7f" officeooo:paragraph-rsid="00060f7f"/>
    </style:style>
    <style:style style:name="T1" style:family="text">
      <style:text-properties officeooo:rsid="00060f7f"/>
    </style:style>
    <style:style style:name="fr1" style:family="graphic" style:parent-style-name="Graphics">
      <style:graphic-properties style:mirror="none" fo:clip="rect(0cm, 0cm, 0.208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24AI034 | Manav Dhamecha | Assignment – 02</text:p>
      <text:p text:style-name="P3"/>
      <text:p text:style-name="P1"/>
      <text:p text:style-name="P2">1. Find the number of states explored before reaching the goal state using the BFS algorithm.</text:p>
      <text:p text:style-name="P2"/>
      <text:p text:style-name="P2">7 2 4 <text:s text:c="8"/>_ 1 2 </text:p>
      <text:p text:style-name="P2">5 _ 6 <text:s text:c="2"/>-&gt; <text:s text:c="2"/>3 4 5</text:p>
      <text:p text:style-name="P2">8 3 1 <text:s text:c="8"/>6 7 8</text:p>
      <text:p text:style-name="P2"/>
      <text:p text:style-name="P7">________________________________________________________________________________</text:p>
      <text:p text:style-name="P2">collection.py</text:p>
      <text:p text:style-name="P1"/>
      <text:p text:style-name="P1">class queue:</text:p>
      <text:p text:style-name="P1"><text:s text:c="4"/>def __init__(self, size):</text:p>
      <text:p text:style-name="P1"><text:s text:c="8"/>self.size = size</text:p>
      <text:p text:style-name="P1"><text:s text:c="8"/>self.container = []</text:p>
      <text:p text:style-name="P1"/>
      <text:p text:style-name="P1"><text:s text:c="4"/>def push(self, ele):</text:p>
      <text:p text:style-name="P1"><text:s text:c="8"/>if len(self.container) == self.size:</text:p>
      <text:p text:style-name="P1"><text:s text:c="12"/>print("Full")</text:p>
      <text:p text:style-name="P1"><text:s text:c="12"/>return</text:p>
      <text:p text:style-name="P1"><text:s text:c="8"/>self.container.append(ele)</text:p>
      <text:p text:style-name="P1"/>
      <text:p text:style-name="P1"><text:s text:c="4"/>def pop(self):</text:p>
      <text:p text:style-name="P1"><text:s text:c="8"/>if len(self.container) == 0:</text:p>
      <text:p text:style-name="P1"><text:s text:c="12"/>print("Empty")</text:p>
      <text:p text:style-name="P1"><text:s text:c="12"/>return None</text:p>
      <text:p text:style-name="P1"><text:s text:c="8"/>return self.container.pop(0) <text:s/></text:p>
      <text:p text:style-name="P1"/>
      <text:p text:style-name="P1"><text:s text:c="4"/>def show(self):</text:p>
      <text:p text:style-name="P1"><text:s text:c="8"/>if len(self.container) == 0:</text:p>
      <text:p text:style-name="P1"><text:s text:c="12"/>print("Empty")</text:p>
      <text:p text:style-name="P1"><text:s text:c="12"/>return</text:p>
      <text:p text:style-name="P1"><text:s text:c="8"/>print(self.container)</text:p>
      <text:p text:style-name="P1"/>
      <text:p text:style-name="P1"><text:s text:c="4"/>def empty(self):</text:p>
      <text:p text:style-name="P1"><text:s text:c="8"/>if len(self.container) == 0:</text:p>
      <text:p text:style-name="P1"><text:s text:c="12"/>return True</text:p>
      <text:p text:style-name="P1"><text:s text:c="8"/>else:</text:p>
      <text:p text:style-name="P1"><text:s text:c="12"/>return False</text:p>
      <text:p text:style-name="P1"/>
      <text:p text:style-name="P1"/>
      <text:p text:style-name="P1">class stack:</text:p>
      <text:p text:style-name="P1"><text:s text:c="4"/>def __init__(self, size):</text:p>
      <text:p text:style-name="P1"><text:s text:c="8"/>self.size = size</text:p>
      <text:p text:style-name="P1"><text:s text:c="8"/>self.container = []</text:p>
      <text:p text:style-name="P1"/>
      <text:p text:style-name="P1"><text:s text:c="4"/>def push(self, ele):</text:p>
      <text:p text:style-name="P1"><text:s text:c="8"/>if len(self.container) == self.size:</text:p>
      <text:p text:style-name="P1"><text:s text:c="12"/>print("Full")</text:p>
      <text:p text:style-name="P1"><text:s text:c="12"/>return</text:p>
      <text:p text:style-name="P1"><text:soft-page-break/><text:s text:c="8"/>self.container.append(ele)</text:p>
      <text:p text:style-name="P1"/>
      <text:p text:style-name="P1"><text:s text:c="4"/>def pop(self):</text:p>
      <text:p text:style-name="P1"><text:s text:c="8"/>if len(self.container) == 0:</text:p>
      <text:p text:style-name="P1"><text:s text:c="12"/>print("Empty")</text:p>
      <text:p text:style-name="P1"><text:s text:c="12"/>return None</text:p>
      <text:p text:style-name="P1"><text:s text:c="8"/>return self.container.pop() <text:s/></text:p>
      <text:p text:style-name="P1"/>
      <text:p text:style-name="P1"><text:s text:c="4"/>def show(self):</text:p>
      <text:p text:style-name="P1"><text:s text:c="8"/>if len(self.container) == 0:</text:p>
      <text:p text:style-name="P1"><text:s text:c="12"/>print("Empty")</text:p>
      <text:p text:style-name="P1"><text:s text:c="12"/>return</text:p>
      <text:p text:style-name="P1"><text:s text:c="8"/>print(self.container)</text:p>
      <text:p text:style-name="P1"/>
      <text:p text:style-name="P1"><text:s text:c="4"/>def empty(self):</text:p>
      <text:p text:style-name="P1"><text:s text:c="8"/>if len(self.container) == 0:</text:p>
      <text:p text:style-name="P1"><text:s text:c="12"/>return True</text:p>
      <text:p text:style-name="P1"><text:s text:c="8"/>else:</text:p>
      <text:p text:style-name="P1"><text:s text:c="12"/>return False</text:p>
      <text:p text:style-name="P1"/>
      <text:p text:style-name="P6">________________________________________________________________________________</text:p>
      <text:p text:style-name="P1"/>
      <text:p text:style-name="P1">from collection import queue</text:p>
      <text:p text:style-name="P1"/>
      <text:p text:style-name="P1">q = queue(200000)</text:p>
      <text:p text:style-name="P1"/>
      <text:p text:style-name="P1">start = (7,2,4,</text:p>
      <text:p text:style-name="P1"><text:s text:c="9"/>5,0,6,</text:p>
      <text:p text:style-name="P1"><text:s text:c="9"/>8,3,1)</text:p>
      <text:p text:style-name="P1"/>
      <text:p text:style-name="P1">goal = (0,1,2,</text:p>
      <text:p text:style-name="P1"><text:s text:c="8"/>3,4,5,</text:p>
      <text:p text:style-name="P1"><text:s text:c="8"/>6,7,8)</text:p>
      <text:p text:style-name="P1"/>
      <text:p text:style-name="P1">moves = {</text:p>
      <text:p text:style-name="P1"><text:s text:c="4"/>0: [1,3],</text:p>
      <text:p text:style-name="P1"><text:s text:c="4"/>1: [0,2,4],</text:p>
      <text:p text:style-name="P1"><text:s text:c="4"/>2: [1,5],</text:p>
      <text:p text:style-name="P1"><text:s text:c="4"/>3: [0,4,6],</text:p>
      <text:p text:style-name="P1"><text:s text:c="4"/>4: [1,3,5,7],</text:p>
      <text:p text:style-name="P1"><text:s text:c="4"/>5: [2,4,8],</text:p>
      <text:p text:style-name="P1"><text:s text:c="4"/>6: [3,7],</text:p>
      <text:p text:style-name="P1"><text:s text:c="4"/>7: [4,6,8],</text:p>
      <text:p text:style-name="P1"><text:s text:c="4"/>8: [5,7]</text:p>
      <text:p text:style-name="P1">}</text:p>
      <text:p text:style-name="P1"/>
      <text:p text:style-name="P1">def bfs(start, goal):</text:p>
      <text:p text:style-name="P1"><text:s text:c="4"/>visited = set()</text:p>
      <text:p text:style-name="P1"><text:s text:c="4"/>explored = 0</text:p>
      <text:p text:style-name="P1"/>
      <text:p text:style-name="P1"><text:s text:c="4"/>q.push(start)</text:p>
      <text:p text:style-name="P1"><text:s text:c="4"/>visited.add(start)</text:p>
      <text:p text:style-name="P1"><text:soft-page-break/></text:p>
      <text:p text:style-name="P1"><text:s text:c="4"/>while not q.empty():</text:p>
      <text:p text:style-name="P1"><text:s text:c="8"/>state = q.pop()</text:p>
      <text:p text:style-name="P1"><text:s text:c="8"/>explored += 1</text:p>
      <text:p text:style-name="P1"/>
      <text:p text:style-name="P1"><text:s text:c="8"/>if state == goal:</text:p>
      <text:p text:style-name="P1"><text:s text:c="12"/>return explored</text:p>
      <text:p text:style-name="P1"/>
      <text:p text:style-name="P1"><text:s text:c="8"/>zero = state.index(0)</text:p>
      <text:p text:style-name="P1"/>
      <text:p text:style-name="P1"><text:s text:c="8"/>for m in moves[zero]:</text:p>
      <text:p text:style-name="P1"><text:s text:c="12"/>new_state = list(state)</text:p>
      <text:p text:style-name="P1"><text:s text:c="12"/>new_state[zero], new_state[m] = new_state[m], new_state[zero]</text:p>
      <text:p text:style-name="P1"><text:s text:c="12"/>new_state = tuple(new_state)</text:p>
      <text:p text:style-name="P1"/>
      <text:p text:style-name="P1"><text:s text:c="12"/>if new_state not in visited:</text:p>
      <text:p text:style-name="P1"><text:s text:c="16"/>visited.add(new_state)</text:p>
      <text:p text:style-name="P1"><text:s text:c="16"/>q.push(new_state)</text:p>
      <text:p text:style-name="P1"/>
      <text:p text:style-name="P1"><text:s text:c="4"/>return -1</text:p>
      <text:p text:style-name="P1"/>
      <text:p text:style-name="P1">print(f"Number of states explored in bfs: {bfs(start, goal)}")</text:p>
      <text:p text:style-name="P1"/>
      <text:p text:style-name="P1"><draw:frame draw:style-name="fr2" draw:name="Image1" text:anchor-type="char" svg:width="17cm" svg:height="1.145cm" draw:z-index="0"><draw:image xlink:href="Pictures/10000000000005AD0000006285EE61FE.png" xlink:type="simple" xlink:show="embed" xlink:actuate="onLoad" draw:mime-type="image/png"/></draw:frame><text:s/></text:p>
      <text:p text:style-name="P6">________________________________________________________________________________</text:p>
      <text:p text:style-name="P1"/>
      <text:p text:style-name="P2">2. Find the number of states explored for the DFS algorithm. </text:p>
      <text:p text:style-name="P2">Give comparison of BFS and DFS in terms of cost if the path cost for the state is given as depth of the search tree at which the state is occurring.</text:p>
      <text:p text:style-name="P2"/>
      <text:p text:style-name="P2">7 2 4 <text:s text:c="9"/>_ 1 2 </text:p>
      <text:p text:style-name="P2">5 _ 6 <text:s text:c="2"/>-&gt; <text:s text:c="2"/>3 4 5</text:p>
      <text:p text:style-name="P2">8 3 1 <text:s text:c="8"/>6 7 8</text:p>
      <text:p text:style-name="P1"/>
      <text:p text:style-name="P1">from collection import stack, queue</text:p>
      <text:p text:style-name="P1"/>
      <text:p text:style-name="P1">start = (7, 2, 4,</text:p>
      <text:p text:style-name="P1"><text:s text:c="9"/>5, 0, 6,</text:p>
      <text:p text:style-name="P1"><text:s text:c="9"/>8, 3, 1)</text:p>
      <text:p text:style-name="P1"/>
      <text:p text:style-name="P1"/>
      <text:p text:style-name="P1">goal = (0, 1, 2,</text:p>
      <text:p text:style-name="P1"><text:s text:c="8"/>3, 4, 5,</text:p>
      <text:p text:style-name="P1"><text:s text:c="8"/>6, 7, 8)</text:p>
      <text:p text:style-name="P1"/>
      <text:p text:style-name="P1">moves = {</text:p>
      <text:p text:style-name="P1"><text:s text:c="4"/>0: [1, 3],</text:p>
      <text:p text:style-name="P1"><text:s text:c="4"/>1: [0, 2, 4],</text:p>
      <text:p text:style-name="P1"><text:s text:c="4"/>2: [1, 5],</text:p>
      <text:p text:style-name="P1"><text:s text:c="4"/>3: [0, 4, 6],</text:p>
      <text:p text:style-name="P1"><text:soft-page-break/><text:s text:c="4"/>4: [1, 3, 5, 7],</text:p>
      <text:p text:style-name="P1"><text:s text:c="4"/>5: [2, 4, 8],</text:p>
      <text:p text:style-name="P1"><text:s text:c="4"/>6: [3, 7],</text:p>
      <text:p text:style-name="P1"><text:s text:c="4"/>7: [4, 6, 8],</text:p>
      <text:p text:style-name="P1"><text:s text:c="4"/>8: [5, 7]</text:p>
      <text:p text:style-name="P1">}</text:p>
      <text:p text:style-name="P1"/>
      <text:p text:style-name="P1">def bfs(start, goal):</text:p>
      <text:p text:style-name="P1"><text:s text:c="4"/>q = queue(200000)</text:p>
      <text:p text:style-name="P1"><text:s text:c="4"/>visited = set()</text:p>
      <text:p text:style-name="P1"><text:s text:c="4"/>explored = 0</text:p>
      <text:p text:style-name="P1"/>
      <text:p text:style-name="P1"><text:s text:c="4"/>q.push((start, 0))</text:p>
      <text:p text:style-name="P1"><text:s text:c="4"/>visited.add(start)</text:p>
      <text:p text:style-name="P1"/>
      <text:p text:style-name="P1"><text:s text:c="4"/>while not q.empty():</text:p>
      <text:p text:style-name="P1"><text:s text:c="8"/>state, depth = q.pop()</text:p>
      <text:p text:style-name="P1"><text:s text:c="8"/>explored += 1</text:p>
      <text:p text:style-name="P1"/>
      <text:p text:style-name="P1"><text:s text:c="8"/>if state == goal:</text:p>
      <text:p text:style-name="P1"><text:s text:c="12"/>return explored, depth</text:p>
      <text:p text:style-name="P1"/>
      <text:p text:style-name="P1"><text:s text:c="8"/>zero = state.index(0)</text:p>
      <text:p text:style-name="P1"/>
      <text:p text:style-name="P1"><text:s text:c="8"/>for m in moves[zero]:</text:p>
      <text:p text:style-name="P1"><text:s text:c="12"/>new_state = list(state)</text:p>
      <text:p text:style-name="P1"><text:s text:c="12"/>new_state[zero], new_state[m] = new_state[m], new_state[zero]</text:p>
      <text:p text:style-name="P1"><text:s text:c="12"/>new_state = tuple(new_state)</text:p>
      <text:p text:style-name="P1"/>
      <text:p text:style-name="P1"><text:s text:c="12"/>if new_state not in visited:</text:p>
      <text:p text:style-name="P1"><text:s text:c="16"/>visited.add(new_state)</text:p>
      <text:p text:style-name="P1"><text:s text:c="16"/>q.push((new_state, depth + 1))</text:p>
      <text:p text:style-name="P1"/>
      <text:p text:style-name="P1"><text:s text:c="4"/>return -1, -1</text:p>
      <text:p text:style-name="P1"/>
      <text:p text:style-name="P1"/>
      <text:p text:style-name="P1">def dfs(start, goal):</text:p>
      <text:p text:style-name="P1"><text:s text:c="4"/>s = stack(200000)</text:p>
      <text:p text:style-name="P1"><text:s text:c="4"/>visited = set()</text:p>
      <text:p text:style-name="P1"><text:s text:c="4"/>explored = 0</text:p>
      <text:p text:style-name="P1"/>
      <text:p text:style-name="P1"><text:s text:c="4"/>s.push((start, 0))</text:p>
      <text:p text:style-name="P1"><text:s text:c="4"/>visited.add(start)</text:p>
      <text:p text:style-name="P1"/>
      <text:p text:style-name="P1"><text:s text:c="4"/>while not s.empty():</text:p>
      <text:p text:style-name="P1"><text:s text:c="8"/>state, depth = s.pop()</text:p>
      <text:p text:style-name="P1"><text:s text:c="8"/>explored += 1</text:p>
      <text:p text:style-name="P1"/>
      <text:p text:style-name="P1"><text:s text:c="8"/>if state == goal:</text:p>
      <text:p text:style-name="P1"><text:s text:c="12"/>return explored, depth</text:p>
      <text:p text:style-name="P1"/>
      <text:p text:style-name="P1"><text:s text:c="8"/>zero = state.index(0)</text:p>
      <text:p text:style-name="P1"><text:soft-page-break/></text:p>
      <text:p text:style-name="P1"><text:s text:c="8"/>for m in reversed(moves[zero]):</text:p>
      <text:p text:style-name="P1"><text:s text:c="12"/>new_state = list(state)</text:p>
      <text:p text:style-name="P1"><text:s text:c="12"/>new_state[zero], new_state[m] = new_state[m], new_state[zero]</text:p>
      <text:p text:style-name="P1"><text:s text:c="12"/>new_state = tuple(new_state)</text:p>
      <text:p text:style-name="P1"/>
      <text:p text:style-name="P1"><text:s text:c="12"/>if new_state not in visited:</text:p>
      <text:p text:style-name="P1"><text:s text:c="16"/>visited.add(new_state)</text:p>
      <text:p text:style-name="P1"><text:s text:c="16"/>s.push((new_state, depth + 1))</text:p>
      <text:p text:style-name="P1"/>
      <text:p text:style-name="P1"><text:s text:c="4"/>return -1, -1</text:p>
      <text:p text:style-name="P1"/>
      <text:p text:style-name="P1"/>
      <text:p text:style-name="P1">print("BFS (states explored, depth):", bfs(start, goal))</text:p>
      <text:p text:style-name="P1">print("DFS (states explored, depth):", dfs(start, goal))</text:p>
      <text:p text:style-name="P1"/>
      <text:p text:style-name="P1"><draw:frame draw:style-name="fr1" draw:name="Image2" text:anchor-type="char" svg:width="17cm" svg:height="1.759cm" draw:z-index="1"><draw:image xlink:href="Pictures/10000000000004BF00000088F9242CF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2T09:22:12.155258338</meta:creation-date>
    <meta:print-date>2026-01-22T13:27:08.154403002</meta:print-date>
    <meta:printed-by>PDF files</meta:printed-by>
    <dc:date>2026-01-22T13:27:10.644108134</dc:date>
    <meta:editing-duration>PT15S</meta:editing-duration>
    <meta:editing-cycles>2</meta:editing-cycles>
    <meta:generator>LibreOffice/24.2.7.2$Linux_X86_64 LibreOffice_project/420$Build-2</meta:generator>
    <meta:document-statistic meta:table-count="0" meta:image-count="2" meta:object-count="0" meta:page-count="5" meta:paragraph-count="162" meta:word-count="513" meta:character-count="4447" meta:non-whitespace-character-count="3037"/>
  </office:meta>
</office:document-meta>
</file>